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fo:language="nb" fo:country="NO"/>
    </style:style>
    <style:style style:name="P2" style:family="paragraph" style:parent-style-name="Heading_20_4">
      <style:text-properties fo:language="nb" fo:country="NO"/>
    </style:style>
    <style:style style:name="P3" style:family="paragraph" style:parent-style-name="Heading_20_4">
      <style:text-properties fo:language="nb" fo:country="NO" fo:font-style="normal" style:font-style-asian="normal" style:font-style-complex="normal"/>
    </style:style>
    <style:style style:name="P4" style:family="paragraph" style:parent-style-name="Heading_20_4">
      <style:text-properties fo:language="nb" fo:country="NO" fo:font-style="normal" fo:font-weight="normal" style:font-style-asian="normal" style:font-weight-asian="normal" style:font-style-complex="normal" style:font-weight-complex="normal"/>
    </style:style>
    <style:style style:name="P5" style:family="paragraph" style:parent-style-name="Heading_20_3">
      <style:text-properties fo:language="nb" fo:country="NO"/>
    </style:style>
    <style:style style:name="P6" style:family="paragraph" style:parent-style-name="Text_20_body">
      <style:text-properties fo:language="nb" fo:country="NO"/>
    </style:style>
    <style:style style:name="P7" style:family="paragraph" style:parent-style-name="Text_20_body">
      <style:text-properties fo:language="nb" fo:country="NO" fo:font-weight="bold" style:font-weight-asian="bold" style:font-weight-complex="bold"/>
    </style:style>
    <style:style style:name="P8" style:family="paragraph" style:parent-style-name="Text_20_body">
      <style:text-properties fo:language="nb" fo:country="NO" fo:font-style="normal" fo:font-weight="normal" style:font-style-asian="normal" style:font-weight-asian="normal" style:font-style-complex="normal" style:font-weight-complex="normal"/>
    </style:style>
    <style:style style:name="P9" style:family="paragraph" style:parent-style-name="Text_20_body">
      <style:text-properties fo:language="nb" fo:country="NO" fo:font-style="normal" fo:font-weight="bold" style:font-style-asian="normal" style:font-weight-asian="bold" style:font-style-complex="normal" style:font-weight-complex="bold"/>
    </style:style>
    <style:style style:name="P10" style:family="paragraph" style:parent-style-name="Text_20_body">
      <style:text-properties fo:language="nb" fo:country="NO" fo:font-style="italic" fo:font-weight="normal" style:font-style-asian="italic" style:font-weight-asian="normal" style:font-style-complex="italic"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Heading_20_1">
      <style:text-properties fo:language="nb" fo:country="N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Hvordan redigere FS-bok?</text:h>
      <text:h text:style-name="P1" text:outline-level="2">Introduksjon</text:h>
      <text:p text:style-name="P6">FS-boken er skrevet I LaTeX. LaTeX er et scriptspråk som ligner på HTML, som gjør at brukeren ikke trenger å tenke på typografi. Det består av kildefilene, tex-filer. Disse kompilerers til pfd-dokument med korrekt typografi og layout ved hjelp av programmet <text:span text:style-name="T1">pdflatex</text:span>. </text:p>
      <text:p text:style-name="P6">Endringer I FS-boken holdes styr på av versjonskontrollprogrammet <text:span text:style-name="T1">git</text:span>. g<text:span text:style-name="T1">it </text:span>lite komplisert og lett å sette opp lokalt på en maskin og ble valgt av denne grunn. </text:p>
      <text:p text:style-name="P6">Masse info finnes om disse på google. Moral: har du et problem, google det, så finner du en løsning :-)</text:p>
      <text:h text:style-name="P1" text:outline-level="2">Om FS-bok malen</text:h>
      <text:p text:style-name="P6">Malen består av mange tex-filer. <text:span text:style-name="T5">Hovedfilen(selve fsboka), som de andre filene er avhengig av,</text:span> heter <text:span text:style-name="T1">fsbok.tex.</text:span><text:span text:style-name="T3"> I denne filen defineres alle “environments” og alle småfiler inkluderes. Helt I starten av filen finnes det som heter </text:span><text:span text:style-name="T1">preamblen</text:span><text:span text:style-name="T3"> I LaTeX. Her finnes alle definisjoner av environments og alle stiler og pakker blir inkludert.</text:span></text:p>
      <text:p text:style-name="P6"><text:span text:style-name="T3">Så kommer selve dokumentet, det er definert innenfor taggene </text:span><text:span text:style-name="T1">\begin{document}....\end{document}</text:span><text:span text:style-name="T3">. Her skrives det som virkelig sees I dokumentet. </text:span></text:p>
      <text:p text:style-name="P6">Alle hoveddelene I FS-boken er delt opp I filer. f.eks <text:span text:style-name="T1">lover.tex, historikk.tex, vedtak.tex, fonds.tex, forretningsdriften.tex</text:span><text:span text:style-name="T3"> og alle intruksene som finnes I instruksmappa.</text:span></text:p>
      <text:h text:style-name="P3" text:outline-level="4">Environments I FS-boken</text:h>
      <text:p text:style-name="P7"><text:span text:style-name="T3">Lover: </text:span><text:span text:style-name="T4">Dette environmentet brukes på følgende måte:</text:span></text:p>
      <text:p text:style-name="P7"><text:span text:style-name="T4"><text:tab/></text:span><text:span text:style-name="T2">\begin{lovkapittel}{navn-på-loven} … \end{lovkapittel}</text:span></text:p>
      <text:p text:style-name="P8">Inne I dette environmentet finnes del-environments:</text:p>
      <text:p text:style-name="P9"><text:span text:style-name="T5"><text:tab/></text:span><text:span text:style-name="T2">\begin{lovparagraf}{navn-på-paragraf} … \end{lovparagraf}</text:span></text:p>
      <text:p text:style-name="P9"><text:span text:style-name="T5">Ledd under dette skapes ved det innebygde environmentet I LaTeX </text:span><text:span text:style-name="T2">enumerate</text:span></text:p>
      <text:p text:style-name="P9"><text:span text:style-name="T5"><text:tab/></text:span><text:span text:style-name="T2">\begin{enumerate}</text:span></text:p>
      <text:p text:style-name="P10"><text:tab/><text:tab/>\item førte ledd</text:p>
      <text:p text:style-name="P10"><text:tab/><text:tab/>\item andre ledd</text:p>
      <text:p text:style-name="P10"><text:tab/><text:tab/>osv....</text:p>
      <text:p text:style-name="P10"><text:tab/>\end{enumerate}</text:p>
      <text:p text:style-name="P9"><text:span text:style-name="T5">Om man trenger underledd, så bruker man </text:span><text:span text:style-name="T2">\begin{enumerate} </text:span><text:span text:style-name="T5">på den \item som har underpunkter.</text:span></text:p>
      <text:p text:style-name="P8"/>
      <text:p text:style-name="P9">Instruks:<text:span text:style-name="T5"> Instrukser skrives slik</text:span></text:p>
      <text:p text:style-name="P9"><text:span text:style-name="T5"><text:tab/></text:span><text:span text:style-name="T2">\begin{instruks}{dato-sist-oppdatert}{dato-godkjent-av-FS} … \end{instruks}</text:span></text:p>
      <text:p text:style-name="P8">Inni instruks environmentet brukes</text:p>
      <text:p text:style-name="P8"><text:tab/><text:span text:style-name="T1">\begin{instruksledd}{navn-på-ledd} … \end{instruksledd}</text:span></text:p>
      <text:p text:style-name="P8"><text:soft-page-break/>Inne for underpunkter brukes, I likhet med lovene-environmentet, <text:span text:style-name="T1">\begin{enumerate}</text:span> osv.</text:p>
      <text:h text:style-name="P5" text:outline-level="3">Hvordan bruke GIT (på PC)?</text:h>
      <text:h text:style-name="P2" text:outline-level="4">Hvordan kunngjøre endringer I FS-boken</text:h>
      <text:h text:style-name="P4" text:outline-level="4">Hvordan skrive ut differanse fra forrige versjon</text:h>
      <text:p text:style-name="P8"/>
      <text:h text:style-name="Heading_20_1" text:outline-level="1">På Mac</text:h>
      <text:p text:style-name="P11">Programvare</text:p>
      <text:p text:style-name="P11"><text:span text:style-name="T5">Jeg googlet “latex on mac” og fant en pakke med programmer. Etter å ha innstallert disse bruker jeg programmet TeXworks til å redigere. Dette er en enkel programvare som gjør at man kan se endringene kjapt.</text:span></text:p>
      <text:p text:style-name="P9">Printe ut én enkelt instruks/dokument</text:p>
      <text:p text:style-name="P9"><text:span text:style-name="T5">Om man ønsker å printe ut en enkelt instruks/fil, må preamblen inkluderes i filen på et vis. Preamblen finnes i sin helhet i tekstdokumentet med navn preamble(i tillegg til i begynnelsen av fsbok.tex).</text:span></text:p>
      <text:p text:style-name="P9"><text:span text:style-name="T5">På min mac pleier jeg å kopiere denne preamblen og lime den inn i begynnelsen av filen jeg ønsker å printe ut til pdf. For deretter å passe på at etter preamblen kommer det en \begin{document} og at det helt til slutt kommer en \end{document}.</text:span></text:p>
      <text:p text:style-name="P9"><text:span text:style-name="T5">Etter at jeg har gjort dette fjerner jeg preamblen, samt \begin og \end{document}, slik at det ikke blir rot med selve Fsboka.</text:span></text:p>
      <text:p text:style-name="P9"><text:span text:style-name="T5">Når jeg skal printe ut/endre instrukser kopierer jeg de først til mappa som heter oppdaterte slik at det blir minst mulig rot med selve Fsboka. Når de er ferdig redigert og godkjent av FS inkluderes de og erstatter tidligere instruks i fsbokmappa.</text:span></text:p>
      <text:p text:style-name="P9"><text:span text:style-name="T5">Noen med skillz kan sikkert gjøre dette lettere med script eller annen programvare.</text:span></text:p>
      <text:p text:style-name="P9">Git</text:p>
      <text:p text:style-name="P9">Hva er det?</text:p>
      <text:p text:style-name="P8">Git holder orden på endringene som blir gjort i mappen Fsbok(samt undermapper). Den gjør det også mulig å endre filer lokalt på pcen/macen din uten å måtte koble til gsek. Se også www.github.com</text:p>
      <text:p text:style-name="P9">Hvordan bruke det?</text:p>
      <text:p text:style-name="P8">Gå inn på <text:a xlink:type="simple" xlink:href="http://www.github.com/">www.github.com</text:a>, lag deg bruker og sett det opp for din pc/mac ved hjelp av faq/how to på siden.</text:p>
      <text:p text:style-name="P8">Søk så på fsbok på nettsiden og «fork» denne. (fsbok <text:s/>prosjektet skal være «eid» av brukeren agarmo.)</text:p>
      <text:p text:style-name="P8">Last så ned programmet github om du ikke har gjort det allerede.</text:p>
      <text:p text:style-name="P8">Etter du har gjort endringer i Fsbok åpner du programmet github. Endringene som har blitt gjort vil da lyse grønt. Forklar så hva du har endret/hvorfor og trykk com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21T19:34:12</meta:creation-date>
    <dc:date>2012-02-15T17:39:56</dc:date>
    <meta:editing-duration>PT1H49M29S</meta:editing-duration>
    <meta:editing-cycles>22</meta:editing-cycles>
    <meta:generator>LibreOffice/3.4$Unix LibreOffice_project/340m1$Build-302</meta:generator>
    <meta:document-statistic meta:table-count="0" meta:image-count="0" meta:object-count="0" meta:page-count="2" meta:paragraph-count="46" meta:word-count="602" meta:character-count="3938" meta:non-whitespace-character-count="3366"/>
  </office:meta>
</office:document-meta>
</file>